
<file path=META-INF/manifest.xml><?xml version="1.0" encoding="utf-8"?>
<manifest:manifest xmlns:office="urn:oasis:names:tc:opendocument:xmlns:office:1.0" xmlns:text="urn:oasis:names:tc:opendocument:xmlns:text:1.0" xmlns:meta="urn:oasis:names:tc:opendocument:xmlns:meta:1.0" xmlns:manifest="urn:oasis:names:tc:opendocument:xmlns:manifest:1.0" xmlns:chart="urn:oasis:names:tc:opendocument:xmlns:chart:1.0" xmlns:draw="urn:oasis:names:tc:opendocument:xmlns:drawing:1.0" xmlns:presentation="urn:oasis:names:tc:opendocument:xmlns:presentation:1.0" xmlns:style="urn:oasis:names:tc:opendocument:xmlns:style:1.0" xmlns:table="urn:oasis:names:tc:opendocument:xmlns:table:1.0">
  <manifest:file-entry manifest:full-path="/" manifest:media-type="application/vnd.oasis.opendocument.tex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text="urn:oasis:names:tc:opendocument:xmlns:text:1.0" xmlns:meta="urn:oasis:names:tc:opendocument:xmlns:meta:1.0" xmlns:manifest="urn:oasis:names:tc:opendocument:xmlns:manifest:1.0" office:version="1.2">
  <office:automatic-styles/>
  <office:body>
    <office:text>
      <text:h text:outline-level="1">Plantilla Profesional Java + Gradle</text:h>
      <text:p/>
      <text:p>Guía técnica moderna para crear una base sólida con Gradle, Spring Boot y Kotlin DSL.</text:p>
      <text:h text:outline-level="2">Índice</text:h>
      <text:p>¿Por qué usar Gradle en proyectos profesionales?</text:p>
      <text:p>Diferencias entre Gradle y Maven</text:p>
      <text:p>Configuración de entorno</text:p>
      <text:p>Estructura mínima de un proyecto Gradle moderno</text:p>
      <text:p>Archivos clave de configuración</text:p>
      <text:p>Uso de buildSrc y organización de dependencias</text:p>
      <text:p>Gestión de dependencias con Spring Boot y BOMs</text:p>
      <text:p>Buenas prácticas y errores comunes</text:p>
      <text:p>Enlace a repositorio base</text:p>
      <text:p>Próximo paso: Arquitectura Hexagonal</text:p>
      <text:h text:outline-level="2">1. ¿Por qué usar Gradle en proyectos profesionales?</text:h>
      <text:p>Gradle es una herramienta moderna de automatización de builds que permite una mayor flexibilidad, velocidad y mantenibilidad frente a otras alternativas como Maven o Ant. Es ideal para entornos complejos, proyectos multimódulo y configuraciones personalizadas.</text:p>
      <text:p>Ventajas clave:</text:p>
      <text:p>DSL en Kotlin o Groovy: DSL significa Domain Specific Language, un lenguaje diseñado para describir tareas específicas de forma declarativa. En el contexto de Gradle, se usa para definir configuraciones de build con una sintaxis más expresiva y concisa. Kotlin DSL se prefiere en proyectos modernos porque es tipado, ofrece autocompletado en IDEs como IntelliJ, reduce errores en tiempo de compilación y mantiene mayor consistencia en proyectos empresariales. Domain Specific Language, un lenguaje de configuración que permite describir comportamientos de manera concisa. Gradle permite usar DSL en Kotlin (moderno, tipado y más seguro) o en Groovy (más dinámico y tradicional).</text:p>
      <text:p>Soporte nativo para proyectos multimódulo</text:p>
      <text:p>Integración con herramientas modernas (CI/CD, linters, test frameworks)</text:p>
      <text:p>Incremental build: solo compila lo necesario</text:p>
      <text:h text:outline-level="2">2. Diferencias entre Gradle y Maven</text:h>
      <text:p>| Característica            | Gradle                             | Maven                      |
| ------------------------- | ---------------------------------- | -------------------------- |
| Lenguaje de configuración | Kotlin/Groovy (DSL flexible)       | XML (rigidez estructural)  |
| Velocidad de compilación  | Alta (build incremental y caching) | Lenta en proyectos grandes |
| Modularización            | Soporte avanzado                   | Limitado                   |
| Personalización           | Alta (hooks, tareas, plugins)      | Baja                       |</text:p>
      <text:p>Benchmark sugerido:</text:p>
      <text:p>Gradle es hasta un 2-3x más rápido que Maven en builds incrementales complejos, gracias a su sistema de caché y ejecución incremental. Fuente: Gradle Build Tool Performance</text:p>
      <text:p>En pruebas independientes como las realizadas por LinkedIn Engineering se observó una mejora significativa en tiempos de build al migrar de Maven a Gradle en proyectos grandes.</text:p>
      <text:p>| Característica            | Gradle                             | Maven                      |
| ------------------------- | ---------------------------------- | -------------------------- |
| Lenguaje de configuración | Kotlin/Groovy (DSL flexible)       | XML (rigidez estructural)  |
| Velocidad de compilación  | Alta (build incremental y caching) | Lenta en proyectos grandes |
| Modularización            | Soporte avanzado                   | Limitado                   |
| Personalización           | Alta (hooks, tareas, plugins)      | Baja                       |</text:p>
      <text:p>Benchmark sugerido:</text:p>
      <text:p>Gradle es hasta un 2-3x más rápido que Maven en builds incrementales complejos. Fuente: Gradle Build Tool Performance</text:p>
      <text:h text:outline-level="2">3. Configuración de entorno</text:h>
      <text:h text:outline-level="3">Objetivo de esta sección</text:h>
      <text:p>Antes de comenzar con la estructura del proyecto y el uso de Gradle, es importante preparar correctamente el entorno de desarrollo. Este setup te permitirá compilar, ejecutar y depurar proyectos Java modernos sin inconvenientes.</text:p>
      <text:h text:outline-level="3">Requisitos del entorno</text:h>
      <text:p>JDK 23: usaremos Java 23 como entorno base para el proyecto. Asegurate de que esté correctamente instalado y activo en tu sistema.</text:p>
      <text:p>Gradle 8.7 o superior: se requiere para trabajar con Kotlin DSL y configuración modular.</text:p>
      <text:p>IDE recomendado: IntelliJ IDEA (Community o Ultimate). Brinda soporte completo para Kotlin, Gradle y detección automática de scripts .kts.</text:p>
      <text:p>.kts</text:p>
      <text:h text:outline-level="3">Instalación paso a paso (Linux/macOS)</text:h>
      <text:p>```bash</text:p>
      <text:h text:outline-level="1">Descargar Gradle manualmente</text:h>
      <text:p>wget https://services.gradle.org/distributions/gradle-8.7-bin.zip</text:p>
      <text:h text:outline-level="1">Extraer y mover a /opt</text:h>
      <text:p>sudo unzip gradle-8.7-bin.zip -d /opt/gradle</text:p>
      <text:h text:outline-level="1">Exportar variable de entorno temporal</text:h>
      <text:p>export PATH=$PATH:/opt/gradle/gradle-8.7/bin
```</text:p>
      <text:p>Para que esté disponible permanentemente, agregalo a tu ~/.bashrc, ~/.zshrc o ~/.profile:</text:p>
      <text:p>~/.bashrc</text:p>
      <text:p>~/.zshrc</text:p>
      <text:p>~/.profile</text:p>
      <text:p>bash
export GRADLE_HOME=/opt/gradle/gradle-8.7
export PATH=$PATH:$GRADLE_HOME/bin
</text:p>
      <text:p>bash
export GRADLE_HOME=/opt/gradle/gradle-8.7
export PATH=$PATH:$GRADLE_HOME/bin
</text:p>
      <text:p>Haz lo mismo con Java si no está configurado:</text:p>
      <text:p>bash
export JAVA_HOME=/usr/lib/jvm/java-23
export PATH=$PATH:$JAVA_HOME/bin
</text:p>
      <text:p>bash
export JAVA_HOME=/usr/lib/jvm/java-23
export PATH=$PATH:$JAVA_HOME/bin
</text:p>
      <text:p>Verificación:</text:p>
      <text:p>```bash
java -version</text:p>
      <text:h text:outline-level="1">Resultado esperado: versión 23.x</text:h>
      <text:p>source ~/.bashrc  # o ~/.zshrc o ~/.profile según corresponda</text:p>
      <text:h text:outline-level="1">Verificar que las variables estén cargadas</text:h>
      <text:p>echo $JAVA_HOME</text:p>
      <text:h text:outline-level="1">Resultado esperado: /usr/lib/jvm/java-23</text:h>
      <text:p>echo $GRADLE_HOME</text:p>
      <text:h text:outline-level="1">Resultado esperado: /opt/gradle/gradle-8.7</text:h>
      <text:p>gradle -v</text:p>
      <text:h text:outline-level="1">Verifica que Gradle está accesible desde cualquier ubicación</text:h>
      <text:p>```</text:p>
      <text:p>⚠️ Es importante ejecutar source ~/.bashrc o su equivalente para recargar las variables de entorno sin reiniciar el sistema.</text:p>
      <text:p>source ~/.bashrc</text:p>
      <text:h text:outline-level="3">Configuración en IntelliJ IDEA</text:h>
      <text:p>| Acción                          | Atajo o ubicación en IntelliJ                                                                      |
| ------------------------------- | -------------------------------------------------------------------------------------------------- |
| Importar proyecto Gradle        | Al abrir: "Import Project" desde menú                                                              |
| Recargar configuración Gradle   | Botón "Refresh Gradle Project" en Gradle Tool Window o clic derecho en proyecto → "Reload project" |
| Ejecutar tareas Gradle          | Gradle Tool Window → doble clic en tarea                                                           |
| Ver tareas disponibles          | View → Tool Windows → Gradle                                                                       |
| Configurar JDK del proyecto     | File → Project Structure → Project SDK                                                             |
| Configurar variables de entorno | Run → Edit Configurations → Environment Variables                                                  |
| Ejecutar build completo         | Ctrl + F9 o Build → Rebuild Project                                                            |</text:p>
      <text:p>Ctrl + F9</text:p>
      <text:p>Build → Rebuild Project</text:p>
      <text:p>Abrí IntelliJ IDEA y seleccioná "Open" o "Import Project"</text:p>
      <text:p>Asegurate de seleccionar la carpeta raíz del proyecto</text:p>
      <text:p>IntelliJ detectará automáticamente build.gradle.kts y te pedirá importar el proyecto como Gradle</text:p>
      <text:p>build.gradle.kts</text:p>
      <text:p>En Project Structure, verificá que esté usando:

JDK 23
Gradle desde sistema (no wrapper si usás instalación global)
Kotlin DSL (no Groovy)
</text:p>
      <text:p>En Project Structure, verificá que esté usando:</text:p>
      <text:p>JDK 23</text:p>
      <text:p>Gradle desde sistema (no wrapper si usás instalación global)</text:p>
      <text:p>Kotlin DSL (no Groovy)</text:p>
      <text:p>Esto garantiza que IntelliJ interprete correctamente las configuraciones, dependencias y tareas Gradle.</text:p>
      <text:h text:outline-level="3">Comandos Gradle útiles desde terminal</text:h>
      <text:p>| Comando                       | Descripción                                            |
| ----------------------------- | ------------------------------------------------------ |
| ./gradlew build             | Compila el proyecto y ejecuta tests                    |
| ./gradlew clean             | Elimina archivos generados por compilaciones previas   |
| ./gradlew test              | Ejecuta únicamente los tests                           |
| ./gradlew dependencies      | Muestra el árbol de dependencias del proyecto          |
| ./gradlew tasks             | Lista todas las tareas disponibles                     |
| ./gradlew bootRun           | Ejecuta una aplicación Spring Boot directamente        |
| ./gradlew dependencyUpdates | Muestra nuevas versiones disponibles (requiere plugin) |</text:p>
      <text:p>./gradlew build</text:p>
      <text:p>./gradlew clean</text:p>
      <text:p>./gradlew test</text:p>
      <text:p>./gradlew dependencies</text:p>
      <text:p>./gradlew tasks</text:p>
      <text:p>./gradlew bootRun</text:p>
      <text:p>./gradlew dependencyUpdates</text:p>
      <text:h text:outline-level="3">Errores comunes</text:h>
      <text:p>❌ No configurar JAVA_HOME o GRADLE_HOME: genera fallos al compilar desde terminal o dentro del IDE.</text:p>
      <text:p>❌ Múltiples versiones instaladas: pueden interferir entre sí. Usá which java y which gradle para verificar la ruta activa.</text:p>
      <text:p>which java</text:p>
      <text:p>which gradle</text:p>
      <text:p>❌ No marcar la raíz del proyecto como raíz Gradle: el IDE no podrá reconocer las tareas.</text:p>
      <text:p>❌ No sincronizar el proyecto Gradle: ejecutá Reload Gradle Project desde IntelliJ tras cambios en dependencias.</text:p>
      <text:p>Reload Gradle Project</text:p>
      <text:p>❌ Usar SDKMAN con versiones no estables de Java: puede generar problemas con herramientas como Gradle si aún no están soportadas.</text:p>
      <text:h text:outline-level="3">Requisitos:</text:h>
      <text:p>JDK 23</text:p>
      <text:p>Gradle 8.7 o superior</text:p>
      <text:p>Este proceso es prácticamente idéntico en sistemas Linux y macOS. Ambos utilizan shells compatibles y sistemas de archivos similares, por lo que los comandos funcionan igual. En Windows se recomienda utilizar Git Bash o WSL (Windows Subsystem for Linux) para una experiencia similar y evitar conflictos de entorno.</text:p>
      <text:p>```bash</text:p>
      <text:h text:outline-level="1">Descargar Gradle</text:h>
      <text:p>wget https://services.gradle.org/distributions/gradle-8.7-bin.zip</text:p>
      <text:h text:outline-level="1">Extraer y mover a /opt</text:h>
      <text:p>sudo unzip gradle-8.7-bin.zip -d /opt/gradle</text:p>
      <text:h text:outline-level="1">Agregar a la variable PATH</text:h>
      <text:p>export PATH=$PATH:/opt/gradle/gradle-8.7/bin
```</text:p>
      <text:p>Verificá la instalación con:</text:p>
      <text:p>bash
gradle -v
</text:p>
      <text:p>bash
gradle -v
</text:p>
      <text:h text:outline-level="3">Errores comunes:</text:h>
      <text:p>❌ Usar SDKMAN con JDK 23 puede dar errores si aún no está oficialmente soportado.</text:p>
      <text:p>❌ Olvidar agregar Gradle al PATH generará errores como "command not found".</text:p>
      <text:p>❌ Tener múltiples versiones de Gradle o Java instaladas y activas al mismo tiempo puede generar conflictos inesperados.</text:p>
      <text:h text:outline-level="3">Requisitos:</text:h>
      <text:p>JDK 23</text:p>
      <text:p>Gradle 8.7 o superior</text:p>
      <text:p>Este proceso es igual para Linux y macOS. En Windows se recomienda usar Git Bash o WSL para evitar errores de entorno.</text:p>
      <text:p>```bash</text:p>
      <text:h text:outline-level="1">Descargar Gradle</text:h>
      <text:p>wget https://services.gradle.org/distributions/gradle-8.7-bin.zip</text:p>
      <text:h text:outline-level="1">Extraer y mover a /opt</text:h>
      <text:p>sudo unzip gradle-8.7-bin.zip -d /opt/gradle</text:p>
      <text:h text:outline-level="1">Agregar a la variable PATH</text:h>
      <text:p>export PATH=$PATH:/opt/gradle/gradle-8.7/bin
```</text:p>
      <text:p>Verificá la instalación con:</text:p>
      <text:p>bash
gradle -v
</text:p>
      <text:p>bash
gradle -v
</text:p>
      <text:p>Errores comunes:</text:p>
      <text:p>Usar SDKMAN con JDK 23 puede traer problemas si aún no está completamente soportado.</text:p>
      <text:h text:outline-level="2">4. Estructura mínima de un proyecto Gradle moderno</text:h>
      <text:p>
java-hexagonal-architecture-ebook/
├── buildSrc/                  # dependencias centralizadas
├── settings.gradle.kts       # definición de módulos
├── build.gradle.kts          # configuración raíz
├── app/                      # módulo principal
│   └── build.gradle.kts
└── README.md
</text:p>
      <text:p>
java-hexagonal-architecture-ebook/
├── buildSrc/                  # dependencias centralizadas
├── settings.gradle.kts       # definición de módulos
├── build.gradle.kts          # configuración raíz
├── app/                      # módulo principal
│   └── build.gradle.kts
└── README.md
</text:p>
      <text:h text:outline-level="2">5. Archivos clave de configuración</text:h>
      <text:p>Gradle organiza su configuración principal a través de archivos Kotlin Script (.kts) o Groovy (.gradle). Kotlin Script es una versión tipada, segura y moderna del DSL de Gradle, recomendada para proyectos nuevos. Es importante conocer las diferencias entre los archivos .kt y .kts:</text:p>
      <text:p>.kts</text:p>
      <text:p>.gradle</text:p>
      <text:p>.kt</text:p>
      <text:p>.kts</text:p>
      <text:h text:outline-level="3">¿Qué son .kt y .kts?</text:h>
      <text:p>.kt</text:p>
      <text:p>.kts</text:p>
      <text:p>.kt → Archivos de código fuente de Kotlin usados en clases, lógica de aplicación, o dentro de buildSrc</text:p>
      <text:p>.kt</text:p>
      <text:p>buildSrc</text:p>
      <text:p>.kts → Kotlin Script, usados para definir la configuración del proyecto Gradle, como build.gradle.kts o settings.gradle.kts</text:p>
      <text:p>.kts</text:p>
      <text:p>build.gradle.kts</text:p>
      <text:p>settings.gradle.kts</text:p>
      <text:p>En resumen: .kt se usa para lógica de negocio o utilidades, mientras que .kts se utiliza exclusivamente para scripts de configuración Gradle.</text:p>
      <text:p>.kt</text:p>
      <text:p>.kts</text:p>
      <text:h text:outline-level="3">¿Qué son .kt y .kts?</text:h>
      <text:p>.kt</text:p>
      <text:p>.kts</text:p>
      <text:p>.kt → archivo de código Kotlin</text:p>
      <text:p>.kt</text:p>
      <text:p>.kts → archivo de script Kotlin Script, usado para configuración (equivalente a .gradle en Groovy)</text:p>
      <text:p>.kts</text:p>
      <text:p>.gradle</text:p>
      <text:h text:outline-level="3">settings.gradle.kts</text:h>
      <text:p>settings.gradle.kts</text:p>
      <text:p>Define el nombre del proyecto raíz y los módulos que componen la solución:</text:p>
      <text:p>kotlin
rootProject.name = "java-hexagonal"
include("app")
</text:p>
      <text:p>kotlin
rootProject.name = "java-hexagonal"
include("app")
</text:p>
      <text:h text:outline-level="3">build.gradle.kts (raíz)</text:h>
      <text:p>build.gradle.kts</text:p>
      <text:p>Configura plugins, variables comunes y metadatos del proyecto:</text:p>
      <text:p>```kotlin
plugins {
    id("org.gradle.toolchains.foojay-resolver-convention") version "0.7.0"
}</text:p>
      <text:p>allprojects {
    group = "com.miempresa"
    version = "1.0.0"
}
```</text:p>
      <text:h text:outline-level="3">buildSrc/src/main/kotlin/Dependencies.kt</text:h>
      <text:p>buildSrc/src/main/kotlin/Dependencies.kt</text:p>
      <text:p>Archivo para centralizar versiones de dependencias y simplificar su gestión en proyectos grandes.</text:p>
      <text:h text:outline-level="2">6. Uso de buildSrc y organización de dependencias</text:h>
      <text:p>buildSrc/ permite centralizar versiones y dependencias para todos los módulos. Es una carpeta especial reconocida automáticamente por Gradle que permite mover lógica de build a código Kotlin reutilizable. Es especialmente útil en proyectos grandes con múltiples módulos, donde se desea mantener consistencia y evitar duplicación.</text:p>
      <text:p>buildSrc/</text:p>
      <text:p>📚 Referencia oficial: Gradle - Organizing Build Logic with buildSrc Esto hace que sea fácil de mantener y escalar.</text:p>
      <text:p>📚 Referencia: Gradle - Organizing Build Logic</text:p>
      <text:h text:outline-level="3">Ejemplo:</text:h>
      <text:p>```kotlin
object Versions {
    const val springBoot = "3.2.1"
    const val junit = "5.10.0"
}</text:p>
      <text:p>object Deps {
    const val junit = "org.junit.jupiter:junit-jupiter:${Versions.junit}"
}
```</text:p>
      <text:p>Y luego en los módulos:</text:p>
      <text:p>kotlin
dependencies {
    testImplementation(Deps.junit)
}
</text:p>
      <text:p>kotlin
dependencies {
    testImplementation(Deps.junit)
}
</text:p>
      <text:p>Errores comunes:</text:p>
      <text:p>Usar cadenas de texto sueltas para dependencias en múltiples archivos</text:p>
      <text:p>No actualizar buildSrc al cambiar versiones</text:p>
      <text:p>buildSrc</text:p>
      <text:h text:outline-level="2">7. Gestión de dependencias con Spring Boot y BOMs</text:h>
      <text:h text:outline-level="3">Compatibilidad entre Spring Boot y BOMs</text:h>
      <text:p>Cada versión de Spring Boot incluye un BOM oficial que define las versiones compatibles de sus módulos y dependencias transitivas. Esto garantiza la estabilidad de todas las bibliotecas del ecosistema.</text:p>
      <text:p>📚 Referencia: Spring Boot Dependency Versions</text:p>
      <text:h text:outline-level="3">Configuración mínima funcional (starter template)</text:h>
      <text:p>A continuación te comparto una plantilla base funcional que podés copiar y pegar en tu build.gradle.kts para iniciar rápidamente un proyecto Spring Boot web:</text:p>
      <text:p>build.gradle.kts</text:p>
      <text:p>```kotlin
plugins {
    id("org.springframework.boot") version "3.2.1"
    id("io.spring.dependency-management") version "1.1.4"
    kotlin("jvm") version "1.9.10"
    kotlin("plugin.spring") version "1.9.10"
}</text:p>
      <text:p>dependencies {
    implementation("org.springframework.boot:spring-boot-starter-web")
    testImplementation("org.springframework.boot:spring-boot-starter-test")
}</text:p>
      <text:p>repositories {
    mavenCentral()
}
```</text:p>
      <text:p>Esta configuración es suficiente para crear una aplicación básica REST en Kotlin usando Spring Boot. Combinado con un archivo Application.kt, el proyecto estará listo para compilar y ejecutarse con ./gradlew bootRun.</text:p>
      <text:p>Application.kt</text:p>
      <text:p>./gradlew bootRun</text:p>
      <text:p>```kotlin
// src/main/kotlin/com/tuempresa/Application.kt
package com.tuempresa</text:p>
      <text:p>import org.springframework.boot.autoconfigure.SpringBootApplication
import org.springframework.boot.runApplication</text:p>
      <text:p>@SpringBootApplication
class Application</text:p>
      <text:p>fun main(args: Array) {
    runApplication(*args)
}
```</text:p>
      <text:p>```java
// src/main/java/com/tuempresa/Application.java
package com.tuempresa;</text:p>
      <text:p>import org.springframework.boot.SpringApplication;
import org.springframework.boot.autoconfigure.SpringBootApplication;</text:p>
      <text:p>@SpringBootApplication
public class Application {
    public static void main(String[] args) {
        SpringApplication.run(Application.class, args);
    }
}
```</text:p>
      <text:p>Spring Boot recomienda usar un BOM (Bill of Materials) para alinear versiones de todas sus dependencias y evitar conflictos. Además, Gradle permite gestionar distintos tipos de dependencias para adaptar el alcance y visibilidad del código compartido.</text:p>
      <text:h text:outline-level="3">¿Qué es un BOM?</text:h>
      <text:p>Un BOM define versiones coordinadas de dependencias. Gradle lo interpreta automáticamente cuando usamos el plugin io.spring.dependency-management o el plugin oficial de Spring Boot, permitiendo declarar dependencias sin versiones explícitas.</text:p>
      <text:p>io.spring.dependency-management</text:p>
      <text:h text:outline-level="3">Cómo funciona la jerarquía:</text:h>
      <text:p>La versión de Spring Boot define un BOM</text:p>
      <text:p>El BOM fija versiones de starters y bibliotecas comunes (Spring Web, Spring Security, etc.)</text:p>
      <text:p>Tu proyecto solo define qué dependencias usar, y hereda versiones del BOM</text:p>
      <text:h text:outline-level="3">Ejemplo:</text:h>
      <text:p>```kotlin
plugins {
    id("org.springframework.boot") version "3.2.1"
    id("io.spring.dependency-management") version "1.1.4"
}</text:p>
      <text:p>dependencies {
    implementation("org.springframework.boot:spring-boot-starter-web")
    implementation("org.springframework.boot:spring-boot-starter-data-jpa")
}
```</text:p>
      <text:p>👉 No es necesario declarar versiones manualmente: el BOM las resuelve por vos.</text:p>
      <text:h text:outline-level="3">Tipos de dependencias:</text:h>
      <text:p>| Tipo                 | Uso                                                           |
| -------------------- | ------------------------------------------------------------- |
| implementation     | Se usa internamente en el módulo; no se expone a consumidores |
| api                | Se expone a otros módulos que dependan de este                |
| compileOnly        | Solo necesaria para compilación; no se incluye en el runtime  |
| runtimeOnly        | Solo necesaria en tiempo de ejecución                         |
| testImplementation | Disponible solo durante el testeo                             |</text:p>
      <text:p>implementation</text:p>
      <text:p>api</text:p>
      <text:p>compileOnly</text:p>
      <text:p>runtimeOnly</text:p>
      <text:p>testImplementation</text:p>
      <text:p>📌 Recomendación: Usar implementation por defecto para encapsular dependencias y mantener el acoplamiento bajo entre módulos.</text:p>
      <text:p>implementation</text:p>
      <text:h text:outline-level="3">Proceso profesional de actualización de dependencias</text:h>
      <text:p>Consultar la versión estable de Spring Boot desde start.spring.io</text:p>
      <text:p>Revisar el changelog oficial de Spring para breaking changes</text:p>
      <text:p>Actualizar org.springframework.boot y el plugin de dependency management</text:p>
      <text:p>org.springframework.boot</text:p>
      <text:p>Ejecutar ./gradlew dependencyUpdates con el plugin com.github.ben-manes.versions para detectar nuevas versiones</text:p>
      <text:p>./gradlew dependencyUpdates</text:p>
      <text:p>com.github.ben-manes.versions</text:p>
      <text:p>Verificar que los cambios no rompan tests ni comportamiento</text:p>
      <text:p>Automatizar este flujo con GitHub Actions o RenovateBot si aplica</text:p>
      <text:p>📘 Más info: Spring Boot Gradle Plugin Reference</text:p>
      <text:h text:outline-level="3">Errores comunes:</text:h>
      <text:p>Usar versiones fijas sin BOM, lo que puede causar conflictos de clase (ClassNotFoundException, NoSuchMethodError)</text:p>
      <text:p>ClassNotFoundException</text:p>
      <text:p>NoSuchMethodError</text:p>
      <text:p>Mezclar dependencias internas (org.springframework.*) con versiones externas no alineadas</text:p>
      <text:p>org.springframework.*</text:p>
      <text:p>Declarar api cuando no se requiere propagación, lo que aumenta el acoplamiento innecesario</text:p>
      <text:p>api</text:p>
      <text:p>Spring Boot recomienda usar un BOM (Bill of Materials) para alinear versiones de todas sus dependencias y evitar conflictos.</text:p>
      <text:h text:outline-level="3">¿Qué es un BOM?</text:h>
      <text:p>Un BOM define versiones coordinadas de dependencias. Gradle lo interpreta automáticamente cuando usamos el plugin io.spring.dependency-management o cuando configuramos correctamente el plugin de Spring Boot.</text:p>
      <text:p>io.spring.dependency-management</text:p>
      <text:h text:outline-level="3">Cómo funciona la jerarquía:</text:h>
      <text:p>La versión de Spring Boot define un BOM</text:p>
      <text:p>El BOM fija las versiones de dependencias comunes (Spring Web, Spring Security, etc.)</text:p>
      <text:p>Tu proyecto solo define qué dependencias usar, sin preocuparse por las versiones</text:p>
      <text:h text:outline-level="3">Ejemplo:</text:h>
      <text:p>```kotlin
plugins {
    id("org.springframework.boot") version "3.2.1"
    id("io.spring.dependency-management") version "1.1.4"
}</text:p>
      <text:p>dependencies {
    implementation("org.springframework.boot:spring-boot-starter-web")
    implementation("org.springframework.boot:spring-boot-starter-data-jpa")
}
```</text:p>
      <text:p>👉 No es necesario declarar versiones manualmente: el BOM las gestiona por vos.</text:p>
      <text:h text:outline-level="3">Tipos de dependencias:</text:h>
      <text:p>| Tipo               | Uso                                                        |
| ------------------ | ---------------------------------------------------------- |
| implementation     | Dependencias necesarias solo dentro del módulo actual      |
| api                | Expone la dependencia a otros módulos que usen este módulo |
| runtimeOnly        | Se requiere solo en tiempo de ejecución                    |
| compileOnly        | Solo para compilación, no en tiempo de ejecución           |
| testImplementation | Solo usada durante los tests                               |</text:p>
      <text:h text:outline-level="3">Proceso profesional de actualización</text:h>
      <text:p>Verificar versión estable del BOM de Spring Boot en https://start.spring.io</text:p>
      <text:p>Actualizar la versión del plugin en build.gradle.kts</text:p>
      <text:p>build.gradle.kts</text:p>
      <text:p>Ejecutar ./gradlew dependencies para revisar árbol</text:p>
      <text:p>./gradlew dependencies</text:p>
      <text:p>Testear regresión automatizada</text:p>
      <text:p>Aplicar nuevas dependencias o refactors necesarios</text:p>
      <text:h text:outline-level="2">8. Buenas prácticas y errores comunes</text:h>
      <text:h text:outline-level="3">✅ Buenas prácticas</text:h>
      <text:p>Centralizar dependencias en buildSrc: evita duplicación y facilita el mantenimiento. Si necesitas actualizar una versión, lo hacés en un solo lugar.</text:p>
      <text:p>buildSrc</text:p>
      <text:p>Separar configuración común con allprojects {} o subprojects {}: mantiene consistencia entre módulos y evita errores de omisión.</text:p>
      <text:p>allprojects {}</text:p>
      <text:p>subprojects {}</text:p>
      <text:p>Usar Kotlin DSL (.kts): proporciona tipado estático, autocompletado y validación de errores en tiempo de edición.</text:p>
      <text:p>.kts</text:p>
      <text:p>Evitar definir versiones directamente en dependencies {} cuando se utiliza BOM: reduce el riesgo de conflictos y mejora la mantenibilidad.</text:p>
      <text:p>dependencies {}</text:p>
      <text:p>Versionar los plugins de forma explícita en plugins {}: mejora la reproducibilidad y previene cambios silenciosos de comportamiento entre builds.</text:p>
      <text:p>plugins {}</text:p>
      <text:h text:outline-level="3">❌ Errores comunes y por qué evitarlos</text:h>
      <text:p>Usar SDKMAN con JDK 23 (inestable): algunas herramientas como Gradle pueden no estar completamente preparadas para manejar cambios recientes del JDK, lo que provoca fallos de compatibilidad.</text:p>
      <text:p>No definir JAVA_HOME o GRADLE_HOME correctamente: impide que herramientas como IntelliJ y Gradle funcionen correctamente desde terminal o IDE.</text:p>
      <text:p>JAVA_HOME</text:p>
      <text:p>GRADLE_HOME</text:p>
      <text:p>Usar api en vez de implementation sin necesidad: expone innecesariamente dependencias a otros módulos, aumentando el acoplamiento y tiempo de compilación.</text:p>
      <text:p>api</text:p>
      <text:p>implementation</text:p>
      <text:p>No sincronizar el proyecto Gradle al hacer cambios: provoca errores como "dependency not found" aunque el código sea correcto.</text:p>
      <text:p>Definir dependencias sin utilizar BOM: genera conflictos de versiones y errores difíciles de depurar como NoSuchMethodError o ClassCastException.</text:p>
      <text:p>NoSuchMethodError</text:p>
      <text:p>ClassCastException</text:p>
      <text:p>No limpiar el proyecto (./gradlew clean) entre builds importantes: puede arrastrar errores o comportamientos no reproducibles por residuos de compilación anteriores.</text:p>
      <text:p>./gradlew clean</text:p>
      <text:h text:outline-level="3">✅ Buenas prácticas:</text:h>
      <text:p>Usar buildSrc para centralizar configuración</text:p>
      <text:p>buildSrc</text:p>
      <text:p>Separar configuración común en subprojects {} o allprojects {}</text:p>
      <text:p>subprojects {}</text:p>
      <text:p>allprojects {}</text:p>
      <text:p>Mantener scripts limpios y tipados (DSL en Kotlin)</text:p>
      <text:h text:outline-level="3">❌ Errores comunes:</text:h>
      <text:p>Usar SDKMAN con Java 23 (inestable)</text:p>
      <text:p>No fijar versiones de plugins o dependencias</text:p>
      <text:p>No usar tareas personalizadas reutilizables</text:p>
      <text:h text:outline-level="2">9. Enlace a repositorio base</text:h>
      <text:p>Podés ver este proyecto funcionando en:
👉 github.com/marcoslozina/java-hexagonal-architecture-ebook</text:p>
      <text:h text:outline-level="2">Recursos adicionales</text:h>
      <text:p>Documentación oficial de Gradle</text:p>
      <text:p>Guía de Spring Boot con Kotlin</text:p>
      <text:p>Spring Initializr - start.spring.io</text:p>
      <text:p>Guía oficial de Kotlin DSL</text:p>
      <text:h text:outline-level="2">10. Próximo paso: Arquitectura Hexagonal</text:h>
      <text:p>En el siguiente módulo profundizaremos en cómo separar las responsabilidades del sistema usando Arquitectura Hexagonal, creando un dominio aislado y desacoplado de la infraestructura.</text:p>
      <text:p>📅 Versión: 1.0
🌐 Idioma: Español
📁 Módulo: 01-gradle-setup</text:p>
    </office:text>
  </office:body>
</office:document-content>
</file>

<file path=styles.xml><?xml version="1.0" encoding="utf-8"?>
<office:document-styles xmlns:office="urn:oasis:names:tc:opendocument:xmlns:office:1.0" xmlns:text="urn:oasis:names:tc:opendocument:xmlns:text:1.0" xmlns:meta="urn:oasis:names:tc:opendocument:xmlns:meta:1.0" xmlns:manifest="urn:oasis:names:tc:opendocument:xmlns:manifest:1.0" office:version="1.2">
  <office:styles/>
  <office:automatic-styles/>
</office:document-styles>
</file>

<file path=meta.xml><?xml version="1.0" encoding="utf-8"?>
<office:document-meta xmlns:office="urn:oasis:names:tc:opendocument:xmlns:office:1.0" xmlns:text="urn:oasis:names:tc:opendocument:xmlns:text:1.0" xmlns:meta="urn:oasis:names:tc:opendocument:xmlns:meta:1.0" xmlns:manifest="urn:oasis:names:tc:opendocument:xmlns:manifest:1.0" xmlns:chart="urn:oasis:names:tc:opendocument:xmlns:chart:1.0" xmlns:draw="urn:oasis:names:tc:opendocument:xmlns:drawing:1.0" xmlns:presentation="urn:oasis:names:tc:opendocument:xmlns:presentation:1.0" xmlns:style="urn:oasis:names:tc:opendocument:xmlns:style:1.0" xmlns:table="urn:oasis:names:tc:opendocument:xmlns:table:1.0" office:version="1.2">
  <office:meta>
    <meta:generator>ODFPY/1.4.1</meta:generator>
  </office:meta>
</office:document-meta>
</file>